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C762A22B4ECE94B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/>
    </style:style>
    <style:style style:name="P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style:font-size-asian="12pt"/>
    </style:style>
    <style:style style:name="T4" style:family="text">
      <style:text-properties officeooo:rsid="000a5352" style:font-size-asian="12pt"/>
    </style:style>
    <style:style style:name="T5" style:family="text">
      <style:text-properties officeooo:rsid="000b902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1">2. ¡Soy Melchor! ¿Como estas? Como siempre estamos muy atareados durante esta epoca.</text:p>
      <text:p text:style-name="P2">3. </text:p>
      <text:p text:style-name="P2">4. </text:p>
      <text:p text:style-name="P2"/>
      <text:p text:style-name="P1">5. Esta mañana he ido al centro de recepción de cartas para ver cómo los pajes lo preparan. </text:p>
      <text:p text:style-name="P1">6. <text:span text:style-name="T5">todo. ¡ Estan haciendo un trabajo fantástico! Los camellos tambien se están.</text:span></text:p>
      <text:p text:style-name="P1">7. Preparando, ahora descansan para coger fuerzas para el largo viaje.</text:p>
      <text:p text:style-name="P1"/>
      <text:p text:style-name="P1">8. </text:p>
      <text:p text:style-name="P1">9. No nos podemos creer que estés a punto de saber las notas del primer trimestre.</text:p>
      <text:p text:style-name="P1">10. ¡Nosotros cateamos tantas veces ese ciclo que finalmente decidimos desdicarnos a el</text:p>
      <text:p text:style-name="P1">11. mundo de los regalos!</text:p>
      <text:p text:style-name="P1"/>
      <text:p text:style-name="P1">12. Este año, los tres reyes <text:s/>estamos muy orgullosos de ti por haberlo hecho tambien en </text:p>
      <text:p text:style-name="P1">13. </text:p>
      <text:p text:style-name="P3"><text:span text:style-name="T3">14. </text:span><text:span text:style-name="T4">Hemos decidido hacer una nueva ruta y la primera parada sera tu casa</text:span></text:p>
      <text:p text:style-name="P1"/>
      <text:p text:style-name="P1"><text:soft-page-break/>15. Ya sabes que en la noche de Reyes será muy larga para nosotros, y estaríamos muy </text:p>
      <text:p text:style-name="P1">16. </text:p>
      <text:p text:style-name="P1">17.</text:p>
      <text:p text:style-name="P1"/>
      <text:p text:style-name="P1">18. Bueno, debo volver a la fábrica y asegurarme de que tu iPhone X está listo y </text:p>
      <text:p text:style-name="P1">19. Empaquetado. Por cierto <text:s/>ya sabes que nuestra magia solo funciona mientras duermes.</text:p>
      <text:p text:style-name="P1">20. ¿verdad?</text:p>
      <text:p text:style-name="P1"/>
      <text:p text:style-name="P4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C762A22B4ECE94B3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10:56:57.657442197</dc:date>
    <meta:editing-cycles>24</meta:editing-cycles>
    <meta:editing-duration>PT8H16M21S</meta:editing-duration>
    <meta:document-statistic meta:table-count="0" meta:image-count="1" meta:object-count="0" meta:page-count="2" meta:paragraph-count="21" meta:word-count="176" meta:character-count="971" meta:non-whitespace-character-count="803"/>
    <meta:template xlink:type="simple" xlink:actuate="onRequest" xlink:title="" xlink:href="Normal.dotm"/>
  </office:meta>
</office:document-meta>
</file>